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3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4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41cm" fo:min-width="5.081cm"/>
    </style:style>
    <style:style style:name="gr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9" style:family="graphic" style:parent-style-name="standard">
      <style:graphic-properties draw:marker-start="Symmetric_20_Arrow" draw:marker-end="Symmetric_20_Arrow" draw:marker-end-width="0.25cm" draw:textarea-horizontal-align="center" draw:textarea-vertical-align="middle"/>
    </style:style>
    <style:style style:name="gr10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fill-image-width="2.54cm" draw:fill-image-height="2.54cm" draw:textarea-horizontal-align="center" draw:textarea-vertical-align="middle" draw:shadow="visible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3cm" fo:min-width="5.032cm"/>
    </style:style>
    <style:style style:name="gr12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Times New Roman'" style:font-pitch="variable"/>
    </style:style>
    <style:style style:name="P4" style:family="paragraph">
      <style:paragraph-properties fo:margin-left="0cm" fo:margin-right="0cm" fo:text-indent="0cm"/>
      <style:text-properties fo:color="#ff0000" fo:font-family="'Times New Roman'" style:font-pitch="variable" fo:font-size="24pt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family="'Times New Roman'" style:font-pitch="variable"/>
    </style:style>
    <style:style style:name="T1" style:family="text">
      <style:text-properties fo:font-family="'Times New Roman'" style:font-pitch="variable"/>
    </style:style>
    <style:style style:name="T2" style:family="text">
      <style:text-properties fo:color="#ff0000" fo:font-family="'Times New Roman'" style:font-pitch="variable" fo:font-size="24pt" fo:font-weight="normal"/>
    </style:style>
    <style:style style:name="T3" style:family="text">
      <style:text-properties fo:color="#ff0000" fo:font-family="'Times New Roman'" style:font-pitch="variable" fo:font-size="24pt"/>
    </style:style>
    <style:style style:name="T4" style:family="text">
      <style:text-properties fo:font-family="'Times New Roman'" style:font-pitch="variabl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0.101cm" svg:height="2.905cm" svg:x="3.074cm" svg:y="0.313cm">
            <text:p text:style-name="P2"/>
          </draw:rect>
          <draw:frame draw:style-name="gr2" draw:text-style-name="P3" draw:layer="layout" svg:width="3.419cm" svg:height="1.271cm" svg:x="0.26cm" svg:y="1.299cm">
            <draw:text-box>
              <text:p text:style-name="P2"><text:span text:style-name="T1">ToolBus</text:span></text:p>
            </draw:text-box>
          </draw:frame>
        </draw:g>
        <draw:g>
          <draw:ellipse draw:style-name="gr3" draw:text-style-name="P1" draw:layer="layout" svg:width="1.271cm" svg:height="1.167cm" svg:x="4.103cm" svg:y="0.713cm">
            <text:p text:style-name="P2"/>
          </draw:ellipse>
          <draw:ellipse draw:style-name="gr3" draw:text-style-name="P1" draw:layer="layout" svg:width="1.271cm" svg:height="1.167cm" svg:x="8.336cm" svg:y="0.313cm">
            <text:p text:style-name="P2"/>
          </draw:ellipse>
          <draw:ellipse draw:style-name="gr3" draw:text-style-name="P1" draw:layer="layout" svg:width="1.271cm" svg:height="1.167cm" svg:x="6.683cm" svg:y="1.852cm">
            <text:p text:style-name="P2"/>
          </draw:ellipse>
          <draw:ellipse draw:style-name="gr3" draw:text-style-name="P1" draw:layer="layout" svg:width="1.271cm" svg:height="1.167cm" svg:x="11.078cm" svg:y="1.511cm">
            <text:p text:style-name="P2"/>
          </draw:ellipse>
          <draw:line draw:style-name="gr4" draw:text-style-name="P1" draw:layer="layout" svg:x1="5.027cm" svg:y1="1.198cm" svg:x2="7.984cm" svg:y2="1.042cm">
            <text:p text:style-name="P2"/>
          </draw:line>
          <draw:line draw:style-name="gr5" draw:text-style-name="P1" draw:layer="layout" svg:x1="11.128cm" svg:y1="2.195cm" svg:x2="7.853cm" svg:y2="2.455cm">
            <text:p text:style-name="P2"/>
          </draw:line>
        </draw:g>
        <draw:frame draw:style-name="gr6" draw:text-style-name="P4" draw:layer="layout" svg:width="5.59cm" svg:height="7.391cm" svg:x="13.814cm" svg:y="1.339cm">
          <draw:text-box>
            <text:p text:style-name="P2"><text:span text:style-name="T2">Coordination</text:span></text:p>
            <text:p text:style-name="P2"><text:span text:style-name="T3"/></text:p>
            <text:p text:style-name="P2"><text:span text:style-name="T3"/></text:p>
            <text:p text:style-name="P2"><text:span text:style-name="T2">Representation</text:span></text:p>
            <text:p text:style-name="P2"><text:span text:style-name="T2"/></text:p>
            <text:p text:style-name="P2"><text:span text:style-name="T2"/></text:p>
            <text:p text:style-name="P2"><text:span text:style-name="T2">Computation</text:span></text:p>
          </draw:text-box>
        </draw:frame>
        <draw:g>
          <draw:rect draw:style-name="gr7" draw:text-style-name="P1" draw:layer="layout" svg:width="2.672cm" svg:height="1.712cm" svg:x="3.64cm" svg:y="6.762cm">
            <text:p text:style-name="P2"/>
          </draw:rect>
          <draw:rect draw:style-name="gr7" draw:text-style-name="P1" draw:layer="layout" svg:width="2.672cm" svg:height="1.712cm" svg:x="9.698cm" svg:y="6.911cm">
            <text:p text:style-name="P2"/>
          </draw:rect>
          <draw:frame draw:style-name="gr8" draw:text-style-name="P3" draw:layer="layout" svg:width="2.43cm" svg:height="1.271cm" svg:x="0.347cm" svg:y="7.203cm">
            <draw:text-box>
              <text:p text:style-name="P2"><text:span text:style-name="T1">Tools</text:span></text:p>
            </draw:text-box>
          </draw:frame>
          <draw:line draw:style-name="gr9" draw:text-style-name="P1" draw:layer="layout" svg:x1="4.86cm" svg:y1="3.285cm" svg:x2="4.86cm" svg:y2="6.632cm">
            <text:p text:style-name="P2"/>
          </draw:line>
          <draw:line draw:style-name="gr9" draw:text-style-name="P1" draw:layer="layout" svg:x1="11.002cm" svg:y1="3.329cm" svg:x2="11.002cm" svg:y2="6.676cm">
            <text:p text:style-name="P2"/>
          </draw:line>
        </draw:g>
        <draw:g>
          <draw:polygon draw:style-name="gr10" draw:text-style-name="P5" draw:layer="layout" svg:width="1.79cm" svg:height="1.894cm" svg:x="7.429cm" svg:y="4.025cm" svg:viewBox="0 0 1791 1895" draw:points="0,1894 856,0 1790,1894">
            <text:p text:style-name="P2"/>
          </draw:polygon>
          <draw:frame draw:style-name="gr11" draw:text-style-name="P7" draw:layer="layout" svg:width="5.532cm" svg:height="4.413cm" svg:x="6.349cm" svg:y="9.381cm">
            <draw:text-box>
              <text:p text:style-name="P6"><text:span text:style-name="T4">ATerms</text:span></text:p>
              <text:p text:style-name="P6"><text:span text:style-name="T1">common</text:span></text:p>
              <text:p text:style-name="P6"><text:span text:style-name="T1">data exchange </text:span></text:p>
              <text:p text:style-name="P6"><text:span text:style-name="T1">format</text:span></text:p>
            </draw:text-box>
          </draw:frame>
        </draw:g>
        <draw:line draw:style-name="gr12" draw:text-style-name="P1" draw:layer="layout" svg:x1="8.337cm" svg:y1="9.266cm" svg:x2="8.337cm" svg:y2="6.326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Arrowheads_20_5" draw:display-name="Arrowheads 5" svg:viewBox="0 0 250 250" svg:d="m125 0 125 250h-250z"/>
    <draw:marker draw:name="Arrowheads_20_6" draw:display-name="Arrowheads 6" svg:viewBox="0 0 250 250" svg:d="m125 0 125 250h-25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5:35:35</meta:creation-date>
    <dc:date>2007-10-26T15:40:54</dc:date>
    <dc:language>en-US</dc:language>
    <meta:editing-cycles>2</meta:editing-cycles>
    <meta:editing-duration>PT5M2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